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paragraph-properties fo:text-align="start" style:justify-single-word="false"/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10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6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7" style:family="text">
      <style:text-properties fo:font-size="14pt" fo:language="en" fo:country="US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208.png" xlink:type="simple" xlink:show="embed" xlink:actuate="onLoad"/></draw:frame></text:p>
          </table:table-cell>
          <table:table-cell table:style-name="Table1.B1" office:value-type="string">
            <text:h text:style-name="P6" text:outline-level="1">Шаг интегрировани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<text:span text:style-name="T4">скалярный </text:span>| Си<text:span text:style-name="T4"> </text:span>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51cm" svg:height="1.769cm" draw:z-index="1"><draw:image xlink:href="../images/02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значение (величину) текущего шага интегрирования (расчёта, моделирования) задачи:</text:p>
            <text:p text:style-name="P10"><text:span text:style-name="T3">y(t) = h(t) = ∆t</text:span><text:span text:style-name="T1">,</text:span></text:p>
            <text:p text:style-name="P3"><text:span text:style-name="T4">где </text:span><text:span text:style-name="T3">y(t)</text:span><text:span text:style-name="T4"> </text:span><text:span text:style-name="T5">–</text:span><text:span text:style-name="T4"> выходной сигнал блока;</text:span></text:p>
            <text:p text:style-name="P3"><text:span text:style-name="T7">h(t), ∆t </text:span><text:span text:style-name="T5">–</text:span><text:span text:style-name="T1"> </text:span><text:span text:style-name="T4">величина текущего шага интегрирования.</text:span></text:p>
            <text:p text:style-name="P3"><text:span text:style-name="T6">Свойства</text:span>:</text:p>
            <text:p text:style-name="P3">Для работы блока <text:span text:style-name="T4">задавать свойства</text:span> не требуется.</text:p>
            <text:p text:style-name="P3"><text:span text:style-name="T8">Примечания</text:span>:</text:p>
            <text:list xml:id="list59272935291947421" text:style-name="L1">
              <text:list-item>
                <text:p text:style-name="P8">Блок формирует <text:span text:style-name="T9">скалярный</text:span> выходной сигнал.</text:p>
              </text:list-item>
              <text:list-item>
                <text:p text:style-name="P9">Во встроенном языке программирования существует специальное служебное слово (переменная <text:span text:style-name="T2">stepsize</text:span>)<text:span text:style-name="T1">, </text:span>также равная текущему значению шага интегрирования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letter-kerning="true" style:font-size-asian="14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ial Unicode MS" style:font-size-asian="14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аг интегрирования</dc:title>
    <dc:date>2014-12-25T10:22:11.56</dc:date>
    <meta:generator>OpenOffice/4.1.1$Win32 OpenOffice.org_project/411m6$Build-9775</meta:generator>
    <meta:editing-duration>PT2H14M9S</meta:editing-duration>
    <meta:editing-cycles>55</meta:editing-cycles>
    <meta:document-statistic meta:table-count="1" meta:image-count="2" meta:object-count="0" meta:page-count="1" meta:paragraph-count="15" meta:word-count="73" meta:character-count="523"/>
  </office:meta>
</office:document-meta>
</file>